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2.8063in" table:align="center" fo:background-color="#0060f0">
        <style:background-image/>
      </style:table-properties>
    </style:style>
    <style:style style:name="Table1.A" style:family="table-column">
      <style:table-column-properties style:column-width="2.8063in"/>
    </style:style>
    <style:style style:name="Table1.A1" style:family="table-cell">
      <style:table-cell-properties style:vertical-align="middle" fo:padding="0.0194in" fo:border="none"/>
    </style:style>
    <style:style style:name="P1" style:family="paragraph" style:parent-style-name="Table_20_Contents">
      <style:text-properties fo:color="#c0ffff"/>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Heading_20_2">
      <style:text-properties fo:color="#0070e8"/>
    </style:style>
    <style:style style:name="P7" style:family="paragraph" style:parent-style-name="Preformatted_20_Text">
      <style:paragraph-properties fo:margin-top="0in" fo:margin-bottom="0.1965in"/>
    </style:style>
    <style:style style:name="T1" style:family="text">
      <style:text-properties fo:font-size="18pt" fo:font-weight="bold"/>
    </style:style>
    <style:style style:name="T2" style:family="text">
      <style:text-properties fo:color="#000040" fo:font-size="7pt"/>
    </style:style>
    <style:style style:name="T3"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p text:style-name="P1"> <text:span text:style-name="T1">G - Krochanska is Here! </text:span></text:p>
          </table:table-cell>
        </table:table-row>
      </table:table>
      <text:h text:style-name="P6" text:outline-level="2"><text:bookmark text:name="SECTION1"/>Background</text:h>
      <text:p text:style-name="Text_20_body">This is a problem about spies and counter-spies in the old days of the Iron Curtain. CONTROL, the secret intelligence agency of the free world, must fight against KAOS, the international organization of evil.</text:p>
      <text:p text:style-name="Text_20_body">CONTROL agents 82 through 85 have all died attempting to deliver the payroll for Control's freelance agents located behind the Iron Curtain. They all were killed by the mysterious and sinister KAOS agent Cirilo Krochanska, while traveling aboard the Orient Express. You are Maxwell Smart, agent 86, and you must board the train, make contact with agent B-12, give him the encrypted message "tnih sevig cilc thgir", deliver the payroll, and avoid becoming Krochanska's fifth victim!</text:p>
      <text:p text:style-name="Text_20_body">But, where is Krochanska? We know he always travel by train; he is in some important train station in Europe, and is ready to reach immediately any destination where he is required.</text:p>
      <text:p text:style-name="P2"><draw:frame draw:style-name="fr1" draw:name="graphics1" text:anchor-type="as-char" svg:width="4in" svg:height="2.9898in" draw:z-index="0"><draw:image xlink:href="http://uva.onlinejudge.org/external/117/p11792.jpg" xlink:type="simple" xlink:show="embed" xlink:actuate="onLoad"/><svg:title>krochanska.jpg (25697 bytes)</svg:title></draw:frame><text:line-break/><text:span text:style-name="Emphasis">If you do a bit of espionage, you will discover here that Cirilo Krochanska is...</text:span><text:span text:style-name="Emphasis"><office:annotation><dc:date>2010-07-12T03:20:00</dc:date><text:p>&lt;!-- a dog. Pues si, Krochanska es un perro a las</text:p><text:p>ordenes de un malvado agente de KAOS. Si has sido capaz de descubrir este misterio, estas de suerte, solo tienes que tirar un poco</text:p><text:p>mas del hilo...--&gt;</text:p></office:annotation></text:span></text:p>
      <text:h text:style-name="P6" text:outline-level="2"><text:bookmark text:name="SECTION11"/>The Problem</text:h>
      <text:p text:style-name="Text_20_body">The railway network of Europe consists of a number of lines. Each line goes between two different stations; and there are also some intermediate stations uniformly distributed in each line. For example, if we enumerate the stations from 1 to 13, we can have the following three lines: </text:p>
      <text:list xml:id="list1458356164" text:style-name="L1">
        <text:list-item>
          <text:p text:style-name="P5"><text:span text:style-name="Strong_20_Emphasis">Line 1.</text:span> 1 - 2 - 3 - 4 - 5 - 6 - 7. </text:p>
        </text:list-item>
        <text:list-item>
          <text:p text:style-name="P5"><text:span text:style-name="Strong_20_Emphasis">Line 2.</text:span> 8 - 9 - 4 - 10 - 13. </text:p>
        </text:list-item>
        <text:list-item>
          <text:p text:style-name="P3"><text:span text:style-name="Strong_20_Emphasis">Line 3</text:span>. 11 - 2 - 12 - 9 - 6 - 7. </text:p>
        </text:list-item>
      </text:list>
      <text:p text:style-name="Text_20_body">Trains travel in both directions of the lines. The time to travel from a station to the following (or the previous) station of the line is always 2 hours. As you can observe, some stations are used by different lines --we call them the <text:span text:style-name="Emphasis">important stations</text:span>--, while other stations are only used by one line --the <text:span text:style-name="Emphasis">secondary stations</text:span>--.</text:p>
      <text:p text:style-name="Text_20_body"><text:soft-page-break/>We believe Krochanska is situated in an important station where he can travel faster to any other station. In particular, he tries to minimize the <text:span text:style-name="Strong_20_Emphasis">average</text:span> of the minimum times from his station to the rest of important stations. You can assume that there is no loss of time to switch from one line to another at a station.</text:p>
      <text:p text:style-name="Text_20_body">You have to find out where Cirilo Krochanska is.</text:p>
      <text:h text:style-name="P6" text:outline-level="2"><text:bookmark text:name="SECTION2"/>The Input</text:h>
      <text:p text:style-name="Text_20_body">The input will contain several test cases. The first line indicates the number of test cases.</text:p>
      <text:p text:style-name="Text_20_body">For each test case, the first line contains two integers: <text:span text:style-name="Emphasis">N</text:span> and <text:span text:style-name="Emphasis">S</text:span>. <text:span text:style-name="Emphasis">N</text:span> is the total number of existing stations, and <text:span text:style-name="Emphasis">S</text:span> is the number of lines. Stations are numbered from 1 to <text:span text:style-name="Emphasis">N</text:span>; <text:span text:style-name="Emphasis">N</text:span> is not greater than 10000; and <text:span text:style-name="Emphasis">S</text:span> is not greater than 100. Next, we have <text:span text:style-name="Emphasis">S</text:span> lines, one for each train line. These lines consist of a list of stations, separated by blank spaces, ending with a 0.</text:p>
      <text:p text:style-name="Text_20_body">There will be between 1 and 100 important stations, inclusive. There is always a path between any pair of stations.</text:p>
      <text:h text:style-name="P6" text:outline-level="2"><text:bookmark text:name="SECTION21"/>The Output</text:h>
      <text:p text:style-name="Text_20_body">For each test case, you have to output the number of the resulting station, in the following format:</text:p>
      <text:p text:style-name="Text_20_body"><text:span text:style-name="Source_20_Text">Krochanska is in: </text:span><text:span text:style-name="Source_20_Text"><text:span text:style-name="Emphasis">X</text:span></text:span></text:p>
      <text:p text:style-name="Text_20_body">where <text:span text:style-name="Emphasis">X</text:span> is the number of the station. If there are more than one important station with the minimum distance, then you have to output the one with the smallest number.</text:p>
      <text:h text:style-name="P6" text:outline-level="2"><text:bookmark text:name="SECTION3"/>Sample Input</text:h>
      <text:p text:style-name="Preformatted_20_Text">4</text:p>
      <text:p text:style-name="Preformatted_20_Text">13 3</text:p>
      <text:p text:style-name="Preformatted_20_Text">1 2 3 4 5 6 7 0</text:p>
      <text:p text:style-name="Preformatted_20_Text">8 9 4 10 13 0</text:p>
      <text:p text:style-name="Preformatted_20_Text">11 2 12 9 6 7 0</text:p>
      <text:p text:style-name="Preformatted_20_Text">6 2</text:p>
      <text:p text:style-name="Preformatted_20_Text">2 5 3 6 1 4 0</text:p>
      <text:p text:style-name="Preformatted_20_Text">4 1 6 3 5 2 0</text:p>
      <text:p text:style-name="Preformatted_20_Text">5 2</text:p>
      <text:p text:style-name="Preformatted_20_Text">1 2 3 4 5 0</text:p>
      <text:p text:style-name="Preformatted_20_Text">3 5 1 4 2 0</text:p>
      <text:p text:style-name="Preformatted_20_Text">7 2</text:p>
      <text:p text:style-name="Preformatted_20_Text">3 5 1 2 4 7 6 0</text:p>
      <text:p text:style-name="P7">3 6 1 0</text:p>
      <text:h text:style-name="P6" text:outline-level="2"><text:bookmark text:name="SECTION4"/>Sample Output</text:h>
      <text:p text:style-name="Preformatted_20_Text"><text:span text:style-name="Source_20_Text">Krochanska is in: </text:span>9</text:p>
      <text:p text:style-name="Preformatted_20_Text"><text:span text:style-name="Source_20_Text">Krochanska is in: </text:span>3</text:p>
      <text:p text:style-name="Preformatted_20_Text"><text:span text:style-name="Source_20_Text">Krochanska is in: </text:span>4</text:p>
      <text:p text:style-name="P7"><text:span text:style-name="Source_20_Text">Krochanska is in: </text:span>6</text:p>
      <text:p text:style-name="Horizontal_20_Line"><office:annotation><dc:date>2010-07-12T03:20:00</dc:date><text:p>Y aqui va la deseada pista!!!</text:p><text:p>La resolucion de este ejercicio es muy sencilla. Solo se trata de aplicar el algoritmo de Floyd, pero no sobre todas las estaciones</text:p><text:p>sino sobre el grafo de las estaciones importantes. Para ello, habra que comprobar primero que estaciones son usadas mas de una vez.</text:p><text:p>Por ejemplo, se puede hacer mediante un array en el que se vaya contando el numero de veces que aparece cada numero de estacion.</text:p><text:p>Luego se crea un grafo con los nodos que aparezcan mas de una vez. Recorre las lineas originales y toma la diferencia entre cada par</text:p><text:p>de estaciones importantes sucesivas; ese sera el coste de las aristas. Despues aplica el algoritmo de Floyd a ese grafo...</text:p><text:p>y el resto es trivial, verdad? :-)</text:p></office:annotation></text:p>
      <text:p text:style-name="P4"><text:soft-page-break/><text:a xlink:type="simple" xlink:href="http://dis.um.es/contest" office:target-frame-name="_blank" xlink:show="new">OMP'10</text:a><text:span text:style-name="T2"><text:line-break/></text:span><text:a xlink:type="simple" xlink:href="http://www.um.es/informatica" office:target-frame-name="_blank" xlink:show="new">Facultad de Informatica<text:line-break/></text:a><text:a xlink:type="simple" xlink:href="http://www.um.es/" office:target-frame-name="_blank" xlink:show="new">Universidad de Murcia (SPAI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1" style:font-size-asian="18pt" style:font-weight-asian="bold" style:font-name-complex="DejaVu Sans1"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2"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iago </meta:initial-creator>
    <meta:creation-date>2010-07-12T03:19:59</meta:creation-date>
    <meta:document-statistic meta:table-count="1" meta:image-count="1" meta:object-count="0" meta:page-count="3" meta:paragraph-count="44" meta:word-count="648" meta:character-count="3258"/>
    <dc:date>2010-07-12T03:20:25</dc:date>
    <dc:creator>Santiago </dc:creator>
    <meta:editing-duration>PT00H00M26S</meta:editing-duration>
    <meta:editing-cycles>1</meta:editing-cycles>
    <meta:generator>OpenOffice.org/3.2$Unix OpenOffice.org_project/320m12$Build-9483</meta:generator>
  </office:meta>
</office:document-meta>
</file>